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officeooo:rsid="0010582c" officeooo:paragraph-rsid="0010582c"/>
    </style:style>
    <style:style style:name="P4" style:family="paragraph" style:parent-style-name="Standard">
      <style:text-properties officeooo:paragraph-rsid="00139cb3"/>
    </style:style>
    <style:style style:name="P5" style:family="paragraph" style:parent-style-name="Preformatted_20_Text">
      <style:text-properties officeooo:rsid="0011aaa4" officeooo:paragraph-rsid="0011aaa4"/>
    </style:style>
    <style:style style:name="P6" style:family="paragraph" style:parent-style-name="Preformatted_20_Text">
      <style:text-properties officeooo:paragraph-rsid="0011aaa4"/>
    </style:style>
    <style:style style:name="P7" style:family="paragraph" style:parent-style-name="Preformatted_20_Text">
      <style:text-properties fo:color="#000000" style:font-name="Monospace" fo:font-size="12pt" officeooo:rsid="0011aaa4" officeooo:paragraph-rsid="0011aaa4" style:font-size-asian="12pt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rsid="00014e0f" officeooo:paragraph-rsid="00014e0f"/>
    </style:style>
    <style:style style:name="P10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11" style:family="paragraph" style:parent-style-name="Standard" style:list-style-name="L1">
      <style:text-properties officeooo:rsid="00001011" officeooo:paragraph-rsid="00014e0f"/>
    </style:style>
    <style:style style:name="P12" style:family="paragraph" style:parent-style-name="Standard" style:list-style-name="L1">
      <style:text-properties officeooo:rsid="00001011" officeooo:paragraph-rsid="00001011"/>
    </style:style>
    <style:style style:name="P13" style:family="paragraph" style:parent-style-name="Standard" style:list-style-name="L1">
      <style:text-properties officeooo:rsid="0006193c" officeooo:paragraph-rsid="0006193c"/>
    </style:style>
    <style:style style:name="P14" style:family="paragraph" style:parent-style-name="Standard" style:list-style-name="L1">
      <style:text-properties officeooo:rsid="00075a96" officeooo:paragraph-rsid="00075a96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rsid="0007b5d8" officeooo:paragraph-rsid="0007b5d8"/>
    </style:style>
    <style:style style:name="P17" style:family="paragraph" style:parent-style-name="Standard" style:list-style-name="L2">
      <style:text-properties officeooo:rsid="00080011" officeooo:paragraph-rsid="00080011"/>
    </style:style>
    <style:style style:name="P18" style:family="paragraph" style:parent-style-name="Standard">
      <style:text-properties officeooo:rsid="00080011" officeooo:paragraph-rsid="00080011"/>
    </style:style>
    <style:style style:name="P19" style:family="paragraph" style:parent-style-name="Standard">
      <style:text-properties fo:color="#000000" style:font-name="Monospace" fo:font-size="12pt" officeooo:rsid="00080011" officeooo:paragraph-rsid="00080011" style:font-size-asian="12pt"/>
    </style:style>
    <style:style style:name="P20" style:family="paragraph" style:parent-style-name="Standard">
      <style:text-properties fo:color="#000000" style:font-name="Monospace" fo:font-size="12pt" officeooo:rsid="000cf324" officeooo:paragraph-rsid="000e9ac9" style:font-size-asian="12pt"/>
    </style:style>
    <style:style style:name="P21" style:family="paragraph" style:parent-style-name="Standard">
      <style:text-properties fo:color="#000000" style:font-name="Monospace" fo:font-size="12pt" officeooo:rsid="0010582c" officeooo:paragraph-rsid="0010582c" style:font-size-asian="12pt"/>
    </style:style>
    <style:style style:name="P22" style:family="paragraph" style:parent-style-name="Standard">
      <style:text-properties fo:color="#000000" style:font-name="Monospace" fo:font-size="12pt" officeooo:rsid="00117a34" officeooo:paragraph-rsid="00117a34" style:font-size-asian="12pt"/>
    </style:style>
    <style:style style:name="P23" style:family="paragraph" style:parent-style-name="Standard">
      <style:text-properties fo:color="#000000" style:font-name="Monospace" fo:font-size="12pt" officeooo:rsid="0011aaa4" officeooo:paragraph-rsid="0011aaa4" style:font-size-asian="12pt"/>
    </style:style>
    <style:style style:name="P24" style:family="paragraph" style:parent-style-name="Standard" style:list-style-name="L2">
      <style:text-properties officeooo:rsid="0016811f" officeooo:paragraph-rsid="0016811f"/>
    </style:style>
    <style:style style:name="P25" style:family="paragraph" style:parent-style-name="Standard">
      <style:text-properties officeooo:rsid="0016811f" officeooo:paragraph-rsid="0016811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811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811f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fo:color="#000000" style:font-name="Monospace" fo:font-size="12pt" style:font-size-asian="12pt"/>
    </style:style>
    <style:style style:name="T8" style:family="text">
      <style:text-properties fo:color="#000000" style:font-name="Monospace" fo:font-size="12pt" officeooo:rsid="000bb761" style:font-size-asian="12pt"/>
    </style:style>
    <style:style style:name="T9" style:family="text">
      <style:text-properties fo:color="#000000" style:font-name="Monospace" fo:font-size="12pt" officeooo:rsid="00080011" style:font-size-asian="12pt"/>
    </style:style>
    <style:style style:name="T10" style:family="text">
      <style:text-properties fo:color="#000000" style:font-name="Monospace" fo:font-size="12pt" officeooo:rsid="000cf324" style:font-size-asian="12pt"/>
    </style:style>
    <style:style style:name="T11" style:family="text">
      <style:text-properties fo:color="#000000" style:font-name="Monospace" fo:font-size="12pt" officeooo:rsid="000ef56b" style:font-size-asian="12pt"/>
    </style:style>
    <style:style style:name="T12" style:family="text">
      <style:text-properties fo:color="#000000" style:font-name="Monospace" fo:font-size="12pt" officeooo:rsid="00117a34" style:font-size-asian="12pt"/>
    </style:style>
    <style:style style:name="T13" style:family="text">
      <style:text-properties fo:color="#000000" style:font-name="Monospace" fo:font-size="12pt" officeooo:rsid="0011aaa4" style:font-size-asian="12pt"/>
    </style:style>
    <style:style style:name="T14" style:family="text">
      <style:text-properties fo:color="#000000" style:font-name="Monospace" fo:font-size="12pt" officeooo:rsid="0011aaa4" style:font-name-asian="Noto Sans Mono CJK SC" style:font-size-asian="12pt" style:font-name-complex="Liberation Mono" style:font-size-complex="10pt"/>
    </style:style>
    <style:style style:name="T15" style:family="text">
      <style:text-properties fo:color="#000000" style:font-name="Monospace" fo:font-size="12pt" fo:font-style="normal" style:font-size-asian="12pt" style:font-style-asian="normal" style:font-style-complex="normal"/>
    </style:style>
    <style:style style:name="T16" style:family="text">
      <style:text-properties fo:color="#000000" style:font-name="Monospace" fo:font-size="12pt" fo:font-style="normal" officeooo:rsid="0010582c" style:font-size-asian="12pt" style:font-style-asian="normal" style:font-style-complex="normal"/>
    </style:style>
    <style:style style:name="T17" style:family="text">
      <style:text-properties fo:color="#000000" fo:font-size="12pt" style:font-size-asian="12pt"/>
    </style:style>
    <style:style style:name="T18" style:family="text">
      <style:text-properties fo:color="#000000" fo:font-size="12pt" fo:font-style="normal" officeooo:rsid="0010582c" style:font-size-asian="12pt" style:font-style-asian="normal" style:font-style-complex="normal"/>
    </style:style>
    <style:style style:name="T19" style:family="text">
      <style:text-properties officeooo:rsid="0016811f"/>
    </style:style>
    <style:style style:name="T20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0369610" text:style-name="L1">
        <text:list-item>
          <text:p text:style-name="P9">Aus /<text:span text:style-name="T1">etc/e</text:span><text:span text:style-name="T3">nvironment die PYTHONPATH Variable gelöscht</text:span></text:p>
          <text:p text:style-name="P10"/>
        </text:list-item>
        <text:list-item>
          <text:p text:style-name="P8">server2client <text:span text:style-name="T6">Import nicht eindeutig</text:span><text:line-break/>from <text:span text:style-name="T5">server</text:span>.server import MyServerProtocol</text:p>
          <text:p text:style-name="P11"/>
        </text:list-item>
        <text:list-item>
          <text:p text:style-name="P12">Logging System<text:line-break/>in config logger.yml Config File und logger.py zum laden des yml Files</text:p>
          <text:p text:style-name="P13"/>
        </text:list-item>
        <text:list-item>
          <text:p text:style-name="P8">Server <text:line-break/>UI Loading Log Level auf Info reduziert<text:line-break/>uic.uiparser.logger.setLevel(logging.INFO)<text:line-break/>uic.properties.logger.setLevel(logging.INFO)</text:p>
          <text:p text:style-name="P14"/>
        </text:list-item>
        <text:list-item>
          <text:p text:style-name="P14">server.py aufgesplittet in module<text:line-break/>server.resources<text:line-break/>server.ui</text:p>
          <text:p text:style-name="P14"/>
        </text:list-item>
        <text:list-item>
          <text:p text:style-name="P14">module in das Logging system aufgenommen</text:p>
        </text:list-item>
      </text:list>
      <text:p text:style-name="P1"/>
      <text:p text:style-name="P1">-----------------------------</text:p>
      <text:p text:style-name="P1"/>
      <text:list xml:id="list2470284538" text:style-name="L2">
        <text:list-item>
          <text:p text:style-name="P16">Client umgebaut</text:p>
          <text:p text:style-name="P16"/>
        </text:list-item>
        <text:list-item>
          <text:p text:style-name="P16">Chown in mutal_function so, dass server.pid NICHT verändert wird (gehört root:root)</text:p>
          <text:p text:style-name="P16"/>
        </text:list-item>
        <text:list-item>
          <text:p text:style-name="P17">Python Linter inkludiert, beginne mit linting</text:p>
        </text:list-item>
        <text:list-item>
          <text:p text:style-name="P15"><text:span text:style-name="T19">PYTHONPATH Problem laut Mailinglist (finde Link nicht mehr) in </text:span><text:span text:style-name="T2">etc</text:span><text:span text:style-name="T4">environment<text:line-break/>PYTHONPATH=”.” setzen<text:line-break/></text:span><text:line-break/>Auszug aus Forum<text:line-break/><text:span text:style-name="T20">wisted 16.4 removed the feature of </text:span><text:span text:style-name="Source_20_Text"><text:span text:style-name="T20">twistd</text:span></text:span><text:span text:style-name="T20"> (and </text:span><text:span text:style-name="Source_20_Text"><text:span text:style-name="T20">trial</text:span></text:span><text:span text:style-name="T20"> and all other Twisted command line scripts) which caused it to add the current working directory to </text:span><text:span text:style-name="Source_20_Text"><text:span text:style-name="T20">sys.path</text:span></text:span><text:span text:style-name="T20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20">PYTHONPATH</text:span></text:span><text:span text:style-name="T20"> directly.</text:span></text:p>
          <text:p text:style-name="P15"/>
        </text:list-item>
        <text:list-item>
          <text:p text:style-name="P24">sdf</text:p>
        </text:list-item>
      </text:list>
      <text:p text:style-name="P2"/>
      <text:p text:style-name="P2"/>
      <text:p text:style-name="P2"/>
      <text:p text:style-name="P2"/>
      <text:p text:style-name="P2"/>
      <text:p text:style-name="P25">Stack Stuff</text:p>
      <text:p text:style-name="P2"/>
      <text:p text:style-name="P19">twistd -l /home/student/.life/EXAM/client.log --pidfile /home/student/.life/EXAM/client.pid examclient -p 11411 -h 10.0.4.119 -i DebugUser -c 6285</text:p>
      <text:p text:style-name="P19"/>
      <text:p text:style-name="P2"><text:span text:style-name="T7">-</text:span><text:span text:style-name="T8">n … no daemon, examclient </text:span><text:span text:style-name="T11">is the tap Name inside Service</text:span></text:p>
      <text:p text:style-name="P4"><text:soft-page-break/>twistd -n --pidfile /home/student/.life/EXAM/client.pid <text:span text:style-name="T12">/home/student/Downloads/LIFE-Dev/life-exam/</text:span><text:span text:style-name="T9">examclient -p 11411 -h 10.0.4.119 -i DebugUser -c 6285 <text:s/></text:span></text:p>
      <text:p text:style-name="P20"/>
      <text:p text:style-name="P3"><text:span text:style-name="T10">s</text:span><text:span text:style-name="T7">ee </text:span><text:a xlink:type="simple" xlink:href="https://twisted.readthedocs.io/en/twisted-19.10.0/core/howto/tap.html" text:style-name="Internet_20_link" text:visited-style-name="Visited_20_Internet_20_Link">https://twisted.readthedocs.io/en/twisted-19.10.0/core/howto/tap.html</text:a></text:p>
      <text:p text:style-name="P21"/>
      <text:p text:style-name="P3"><text:span text:style-name="T10">t</text:span><text:span text:style-name="T7">wistd --help</text:span></text:p>
      <text:p text:style-name="P21">sollte in den commands dein TapFile auflisten (examclient)</text:p>
      <text:p text:style-name="P21"/>
      <text:p text:style-name="P3"><text:span text:style-name="T7"/></text:p>
      <text:p text:style-name="P21"/>
      <text:p text:style-name="P21"/>
      <text:p text:style-name="P22">sys.path</text:p>
      <text:p text:style-name="P22"/>
      <text:p text:style-name="P22">['/home/student/Downloads/LIFE-Dev/life-exam', '/home/student/Downloads/LIFE-Dev/life-exam', '/home/student/Downloads/LIFE-Dev/life-exam', '/home/student/Downloads/LIFE-Dev/life-exam/client', '/home/student/Downloads/LIFE-Dev/life-exam/twisted']</text:p>
      <text:p text:style-name="P22"/>
      <text:p text:style-name="P23">pip3 install virtualenv</text:p>
      <text:p text:style-name="P6"><text:span text:style-name="T13">virtualenv /home/</text:span><text:span text:style-name="T14">student</text:span><text:span text:style-name="T13">/python-test</text:span></text:p>
      <text:p text:style-name="P6"><text:span text:style-name="T13">source /home/</text:span><text:span text:style-name="T14">student</text:span><text:span text:style-name="T13">/python-test/bin/activate </text:span></text:p>
      <text:p text:style-name="P7"/>
      <text:p text:style-name="P5"><text:span text:style-name="T13">P</text:span><text:span text:style-name="T7">ip3 Virtuell nun mit bin/pip3</text:span></text:p>
      <text:p text:style-name="P7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07T10:08:42.639462315</dc:date>
    <meta:editing-duration>PT56M2S</meta:editing-duration>
    <meta:editing-cycles>14</meta:editing-cycles>
    <meta:document-statistic meta:table-count="0" meta:image-count="0" meta:object-count="0" meta:page-count="2" meta:paragraph-count="25" meta:word-count="262" meta:character-count="2218" meta:non-whitespace-character-count="1990"/>
  </office:meta>
</office:document-meta>
</file>